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766cm" fo:min-width="6.866cm"/>
      <style:paragraph-properties style:writing-mode="lr-tb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3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8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1.016cm" svg:x="3.583cm" svg:y="11.011cm">
          <text:p text:style-name="P1">Brain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222cm" svg:height="2.954cm" svg:x="2.568cm" svg:y="0.821cm">
          <text:p text:style-name="P1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3.463cm" svg:height="3.175cm" svg:x="13.472cm" svg:y="3.991cm">
          <text:p text:style-name="P1">B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301cm" svg:y1="5.564cm" svg:x2="13.441cm" svg:y2="5.564cm" svg:d="M10301 5564h3140" svg:viewBox="0 0 3141 1">
          <text:p/>
        </draw:connector>
        <draw:frame draw:style-name="gr5" draw:text-style-name="P5" draw:layer="layout" svg:width="2.511cm" svg:height="0.896cm" svg:x="1.465cm" svg:y="9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1.183cm" svg:height="0.688cm" svg:x="8.342cm" svg:y="2.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6" draw:text-style-name="P4" draw:layer="layout" draw:type="line" svg:x1="4.1cm" svg:y1="11.048cm" svg:x2="4.179cm" svg:y2="3.775cm" draw:end-shape="id1" draw:end-glue-point="8" svg:d="M4100 11048l79-7273" svg:viewBox="0 0 80 7274">
          <text:p/>
        </draw:connector>
        <draw:custom-shape draw:style-name="gr7" draw:text-style-name="P6" xml:id="id2" draw:id="id2" draw:layer="layout" svg:width="3.463cm" svg:height="3.175cm" svg:x="21.072cm" svg:y="3.991cm">
          <text:p text:style-name="P1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line-skew="0.347cm" svg:x1="4.129cm" svg:y1="8.402cm" svg:x2="22.803cm" svg:y2="7.166cm" draw:end-shape="id2" draw:end-glue-point="8" svg:d="M4129 8402v-20h18674v-1216" svg:viewBox="0 0 18675 1237">
          <text:p/>
        </draw:connector>
        <draw:connector draw:style-name="gr4" draw:text-style-name="P4" draw:layer="layout" draw:line-skew="1.994cm" svg:x1="5.79cm" svg:y1="2.298cm" svg:x2="10.293cm" svg:y2="11.194cm" draw:start-shape="id1" draw:start-glue-point="10" svg:d="M5790 2298h4497v8896h6" svg:viewBox="0 0 4504 8897">
          <text:p/>
        </draw:connector>
        <draw:connector draw:style-name="gr8" draw:text-style-name="P4" draw:layer="layout" draw:type="line" svg:x1="16.935cm" svg:y1="5.579cm" svg:x2="21.072cm" svg:y2="5.579cm" draw:start-shape="id3" draw:start-glue-point="10" draw:end-shape="id2" draw:end-glue-point="6" svg:d="M16935 5579h4137" svg:viewBox="0 0 4138 1">
          <text:p/>
        </draw:connector>
        <draw:connector draw:style-name="gr6" draw:text-style-name="P4" draw:layer="layout" draw:type="line" svg:x1="15.206cm" svg:y1="8.344cm" svg:x2="15.203cm" svg:y2="7.166cm" draw:end-shape="id3" draw:end-glue-point="8" svg:d="M15206 8344l-3-1178" svg:viewBox="0 0 4 1179">
          <text:p/>
        </draw:connector>
        <draw:frame draw:style-name="gr5" draw:text-style-name="P5" draw:layer="layout" svg:width="1.944cm" svg:height="0.958cm" svg:x="17.106cm" svg:y="5.7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9" draw:text-style-name="P4" draw:layer="layout" svg:x1="21.082cm" svg:y1="5.207cm" svg:x2="10.668cm" svg:y2="5.207cm">
          <text:p/>
        </draw:line>
        <draw:line draw:style-name="gr9" draw:text-style-name="P4" draw:layer="layout" svg:x1="10.668cm" svg:y1="5.207cm" svg:x2="10.668cm" svg:y2="2.159cm">
          <text:p/>
        </draw:line>
        <draw:line draw:style-name="gr10" draw:text-style-name="P4" draw:layer="layout" svg:x1="10.668cm" svg:y1="2.159cm" svg:x2="5.842cm" svg:y2="2.159cm">
          <text:p/>
        </draw:line>
        <draw:frame draw:style-name="gr5" draw:text-style-name="P5" draw:layer="layout" svg:width="1.334cm" svg:height="1.497cm" svg:x="6.604cm" svg:y="0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6-01T20:08:22.533839691</dc:date>
    <meta:editing-duration>PT5H50M12S</meta:editing-duration>
    <meta:editing-cycles>22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row>
          <mi>t</mi>
          <mo stretchy="false">−</mo>
          <mn>1</mn>
        </mrow>
      </msub>
    </mrow>
    <annotation encoding="StarMath 5.0">O( R ) _{t-1} </annotation>
  </semantics>
</math>
</file>

<file path=Object 3/content.xml><?xml version="1.0" encoding="utf-8"?>
<math xmlns="http://www.w3.org/1998/Math/MathML" display="block">
  <semantics>
    <msub>
      <mi>θ</mi>
      <mrow>
        <mi>t</mi>
        <mo stretchy="false">−</mo>
        <mn>1</mn>
      </mrow>
    </msub>
    <annotation encoding="StarMath 5.0">%theta _{t-1}</annotation>
  </semantics>
</math>
</file>

<file path=Object 4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hat O( R ) _{t} </annotation>
  </semantics>
</math>
</file>